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0.3118in"/>
    </style:style>
    <style:style style:name="co4" style:family="table-column">
      <style:table-column-properties fo:break-before="auto" style:column-width="0.6453in"/>
    </style:style>
    <style:style style:name="co5" style:family="table-column">
      <style:table-column-properties fo:break-before="auto" style:column-width="5.4134in"/>
    </style:style>
    <style:style style:name="co6" style:family="table-column">
      <style:table-column-properties fo:break-before="auto" style:column-width="0.4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1" style:font-name-asian="Liberation Sans1" style:font-name-complex="Liberation Sans1"/>
    </style:style>
    <style:style style:name="ce2" style:family="table-cell" style:parent-style-name="Default">
      <style:text-properties fo:color="#000000" style:text-position="" style:font-name="Liberation Sans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3" style:family="table-cell" style:parent-style-name="Default">
      <style:text-properties style:text-position="" style:font-name="Liberation Sans1"/>
    </style:style>
    <style:style style:name="ce4" style:family="table-cell" style:parent-style-name="Default">
      <style:text-properties style:text-position="" style:font-name="Liberation Sans1" style:font-name-asian="WenQuanYi Micro Hei" style:font-name-complex="Lohit Hindi"/>
    </style:style>
    <style:style style:name="ce5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Liberation Sans" style:font-name-asian="WenQuanYi Micro Hei" style:font-name-complex="Lohit Hindi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Liberation Sans1" style:font-name-asian="Liberation Sans1" style:font-name-complex="Liberation Sans1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dvantage</text:p>
          </table:table-cell>
          <table:table-cell office:value-type="string">
            <text:p>Type</text:p>
          </table:table-cell>
          <table:table-cell office:value-type="string">
            <text:p>Suit</text:p>
          </table:table-cell>
          <table:table-cell office:value-type="string">
            <text:p>Use</text:p>
          </table:table-cell>
          <table:table-cell office:value-type="string">
            <text:p>Effect</text:p>
          </table:table-cell>
          <table:table-cell office:value-type="string">
            <text:p>Ranks</text:p>
          </table:table-cell>
        </table:table-row>
        <table:table-row table:style-name="ro1">
          <table:table-cell office:value-type="string">
            <text:p>All-Out Defens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Body * (2 + rank) for physical defense draws until next tur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ertness</text:p>
          </table:table-cell>
          <table:table-cell office:value-type="string">
            <text:p>Def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Lowers Unaware &amp; KD defense penalties by Rank cards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bidextrous<text:span text:style-name="T1">†</text:span>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Reduce fighting with two weapons penalty by Rank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quatic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1 Card to opposed draws while underwater. Can't drown. See: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tifact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an Artifact, crafted with XP equal to rank. See: Crafting, pg. Xx</text:p>
          </table:table-cell>
          <table:table-cell table:style-name="ce6" office:value-type="string">
            <text:p>∞</text:p>
          </table:table-cell>
        </table:table-row>
        <table:table-row table:style-name="ro1">
          <table:table-cell office:value-type="string">
            <text:p>Ass Pull</text:p>
          </table:table-cell>
          <table:table-cell office:value-type="string">
            <text:p>Of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Draw (2 * rank) cards. Discard (2 * rank) car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ttractive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1 Top card to Charm &amp; Seduction attemp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rserk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Add Body Successes to successful Melee attacks. Restricted actions: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ting Tongue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Adds Rank successes to successful social attack draw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oodlust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Draw Rank cards upon dealing damage to anoth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usiness†‡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enerates income,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Capital<text:span text:style-name="T1">†‡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Represents Accumulated Wealth, see pg. Xx</text:p>
          </table:table-cell>
          <table:table-cell table:style-name="ce8" office:value-type="string">
            <text:p>∞</text:p>
          </table:table-cell>
        </table:table-row>
        <table:table-row table:style-name="ro1">
          <table:table-cell office:value-type="string">
            <text:p>Careful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Draw Rank cards upon successful defense draw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anion</text:p>
          </table:table-cell>
          <table:table-cell office:value-type="string">
            <text:p>Fol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5 XP Follower. PR = Rank. See pg. Xx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viction</text:p>
          </table:table-cell>
          <table:table-cell office:value-type="string">
            <text:p>Uti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In Desperation, gain +Rank Armor ranks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unter &lt; Weapon &gt;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Sacrifice &lt; Mind cards on a defense draw. If successful, use sacrificed cards to make</text:p>
          </table:table-cell>
          <table:table-cell table:style-name="ce8" office:value-type="string">
            <text:p>*</text:p>
          </table:table-cell>
        </table:table-row>
        <table:table-row table:style-name="ro1">
          <table:table-cell table:number-columns-repeated="4"/>
          <table:table-cell office:value-type="string">
            <text:p>an attack with the chosen melee weapon.</text:p>
          </table:table-cell>
          <table:table-cell table:style-name="ce8"/>
        </table:table-row>
        <table:table-row table:style-name="ro1">
          <table:table-cell office:value-type="string">
            <text:p>Cunning Linguist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Rank cards to social attack draw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ynic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Negates Rank Wounds from a single attack that damages Mind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efensive Stanc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Reduce attack draws by <text:span text:style-name="T1">≤ </text:span>Body. Add to all defense draws until deactivate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vil's Own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May take additional Wounds to Luck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cipline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May use Body to determine drawn cards this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dg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Use Body * (1 + rank) for 1 physical defense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agle Eyes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Reduce medium &amp; long range penalties by (5 * Rank)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ith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Draw Rank cards upon taking a Wound to Spirit from another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rocity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table:style-name="ce5" office:value-type="string">
            <text:p>Use Body * (1 + rank) for 1 melee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rvor</text:p>
          </table:table-cell>
          <table:table-cell office:value-type="string">
            <text:p>Uti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In Desperation, use Spirit to determine drawn cards each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tunate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This character begins every act with Rank additional Wildcards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riends</text:p>
          </table:table-cell>
          <table:table-cell office:value-type="string">
            <text:p>Fol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Reinforce Indirect Action is free. NPCs gain Loyal. Can summon Rank Extra Group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ood Reputation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Add (2 * Rank) to social draws in one country.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Gun Fever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make Rank successive attacks after a successful ranged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ired Hands</text:p>
          </table:table-cell>
          <table:table-cell office:value-type="string">
            <text:p>Fol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May summon Extra groups = ranks in Capital. See: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piring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Allies gain Rank cards on Guts &amp; Meditation check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pose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May take the place of an ally in short range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nsity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table:style-name="ce5" office:value-type="string">
            <text:p>Active</text:p>
          </table:table-cell>
          <table:table-cell office:value-type="string">
            <text:p>Current melee attack can't be parried &amp; ignores target's armor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ron Wall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Gain Body in Armor for one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rmic Shuffle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All characters use <text:span text:style-name="T2">Luck</text:span><text:span text:style-name="T3"> for reflexive rolls for Rank turns.</text:span>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nded<text:span text:style-name="T1">†‡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property, which generates income.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Large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use any human-intended melee weapon with one hand.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st Stand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Character may make an immediate melee attack upon taxing max Wounds in Spirit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yal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+1 Top Card to Meditation/Guts Draws while with allies. NPCs do not flee/mutiny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ucky Strike</text:p>
          </table:table-cell>
          <table:table-cell office:value-type="string">
            <text:p>Of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Use Luck x Rank for a physical attack draw. Opponent uses Luck on defense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stermind</text:p>
          </table:table-cell>
          <table:table-cell office:value-type="string">
            <text:p>Fol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spend WCs on NPCs. PR of all NPCs + Rank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ntal Fortitude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take additional Wounds to Mind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d Over Matter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May redirect wounds to <text:span text:style-name="T1">♠</text:span> <text:span text:style-name="T1">from ♣ at rank 1, ♥ at rank 2, and ♦ at rank 3.</text:span>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ptimistic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This character draws Rank cards after failing an opposed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int Blank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Adds Mind x (1 + Rank) to a ranged attack vs. a target in short range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ick-Witted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use Mind to determine drawn cards each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olve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May take additional Wounds to Spirit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ole Model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Allow an ally use of your rank in a chosen skill instead of their own for 1 scene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vage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make Rank successive attacks after a successful melee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cond Wind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Once per scene, after sustaining max Wounds to Body, recover from one woun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De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Use Luck * (2 + Rank) on a defense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ul of Steel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Sacrifice action to gain <text:span text:style-name="T1">♥</text:span> Rank in Armor for one turn. This Armor can't Break. Pg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edy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play new Initiative card without using action. Init –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ubborn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table:style-name="ce5" office:value-type="string">
            <text:p>Active</text:p>
          </table:table-cell>
          <table:table-cell office:value-type="string">
            <text:p>Character cannot be KO'd for Rank turns. Once per session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dy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Increase physical defense draws by Mind * (2 + Rank) vs. specified opponent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ccessor</text:p>
          </table:table-cell>
          <table:table-cell office:value-type="string">
            <text:p>Fol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15 XP Loyal Follower. Takes over should this character eat it.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nacity</text:p>
          </table:table-cell>
          <table:table-cell office:value-type="string">
            <text:p>Uti</text:p>
          </table:table-cell>
          <table:table-cell table:style-name="ce2"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Draw rank cards upon taking damage to BP from another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hick Skin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Grants Rank in Armor at beginning of each scene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oughness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take additional Wounds to Body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Zeal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Use Spirit * (2 + Rank) on a physical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tting-Specific Advantages</text:p>
          </table:table-cell>
          <table:table-cell table:number-columns-repeated="5"/>
        </table:table-row>
        <table:table-row table:style-name="ro1">
          <table:table-cell office:value-type="string">
            <text:p>Armor Plating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dd (2 * rank) to the DR of this character's armor.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rainbox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Character has a backup unit, which can be put in other Automatons. See Pg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ilt-in Weaponry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Chosen one-handed weapon cannot be disarmed, does not require an action to reloa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artmentalization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Limbs &amp; parts function even if detached. Repairs do not require Time Passes actions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</text:p>
          </table:table-cell>
          <table:table-cell office:value-type="string">
            <text:p>Uti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Immune to poisons, can't be targetted by magical abilities. Drawbacks,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smanship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Once per rank per betting step, reveal &amp; discard a 6 or below. Play a top card instead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otic Material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Increase a single trait by 1. Repair costs for this Trait are doubled.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tra Limb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Gain an extra arm. Actions using extra limbs subtract 1 card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ble(Country)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rants equivalent ranks in Capital in home country. Carries responsibility.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Propulsion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+Rank cards to Chase draws. Land speed is roughly 10 * Rank km/h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hip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rants a ship with 5 XP for every rank in this advantage.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pellcaster</text:p>
          </table:table-cell>
          <table:table-cell office:value-type="string">
            <text:p>Uti</text:p>
          </table:table-cell>
          <table:table-cell office:value-type="string">
            <text:p>All</text:p>
          </table:table-cell>
          <table:table-cell office:value-type="string">
            <text:p>Passive</text:p>
          </table:table-cell>
          <table:table-cell office:value-type="string">
            <text:p>See Magic chapter,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rage Space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llows the storage of a single hand-held item per rank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andardized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Half maintenance &amp; repair costs.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Adaptation</text:p>
          </table:table-cell>
          <table:table-cell office:value-type="string">
            <text:p>Mod</text:p>
          </table:table-cell>
          <table:table-cell table:style-name="ce4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t rank 1, removes any penalties for chosen terrain. Rank 2 = +1 Top card in terrain.</text:p>
          </table:table-cell>
          <table:table-cell office:value-type="float" office:value="2">
            <text:p>2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>
            <text:p>* Additional ranks grant use of advantage with a different weapon</text:p>
          </table:table-cell>
          <table:table-cell table:number-columns-repeated="5"/>
        </table:table-row>
        <table:table-row table:style-name="ro1">
          <table:table-cell table:style-name="ce1" office:value-type="string">
            <text:p>† May only be purchased using XP at character creation.</text:p>
          </table:table-cell>
          <table:table-cell table:number-columns-repeated="5"/>
        </table:table-row>
        <table:table-row table:style-name="ro1">
          <table:table-cell office:value-type="string">
            <text:p>‡ May be purchased with funds or ranks of Capital. See individual page.</text:p>
          </table:table-cell>
          <table:table-cell table:number-columns-repeated="5"/>
        </table:table-row>
        <table:table-row table:style-name="ro1">
          <table:table-cell office:value-type="string">
            <text:p>§ “Joker”-suit advantages, generally limited to Constructs &amp; vehicles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12/26/2012</text:date>, <text:time>18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0:46:59</meta:creation-date>
    <dc:date>2012-12-26T18:56:21</dc:date>
    <meta:editing-duration>P1DT10H9M55S</meta:editing-duration>
    <meta:editing-cycles>14</meta:editing-cycles>
    <meta:generator>LibreOffice/3.4$Linux LibreOffice_project/340m1$Build-402</meta:generator>
    <meta:document-statistic meta:table-count="1" meta:cell-count="468" meta:object-count="0"/>
  </office:meta>
</office:document-meta>
</file>